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6:36:56.6987440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6:37:52.697069842</dc:date>
    <meta:editing-duration>PT5H46M34S</meta:editing-duration>
    <meta:editing-cycles>48</meta:editing-cycles>
    <meta:generator>LibreOffice/6.1.1.2$Linux_X86_64 LibreOffice_project/10$Build-2</meta:generator>
    <meta:document-statistic meta:table-count="1" meta:cell-count="347" meta:object-count="0"/>
  </office:meta>
</office:document-meta>
</file>